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28794" calcext:value-type="float">
            <text:p>0,028794</text:p>
          </table:table-cell>
          <table:table-cell/>
          <table:table-cell table:formula="of:=[.B1]" office:value-type="float" office:value="0.028794" calcext:value-type="float">
            <text:p>0,028794</text:p>
          </table:table-cell>
          <table:table-cell table:formula="of:=[.B2]" office:value-type="float" office:value="0.000863" calcext:value-type="float">
            <text:p>0,000863</text:p>
          </table:table-cell>
          <table:table-cell table:formula="of:=[.B3]" office:value-type="float" office:value="0.029673" calcext:value-type="float">
            <text:p>0,02967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63" calcext:value-type="float">
            <text:p>0,000863</text:p>
          </table:table-cell>
          <table:table-cell/>
          <table:table-cell table:formula="of:=[.B5]" office:value-type="float" office:value="0.024161" calcext:value-type="float">
            <text:p>0,024161</text:p>
          </table:table-cell>
          <table:table-cell table:formula="of:=[.B6]" office:value-type="float" office:value="0.000887" calcext:value-type="float">
            <text:p>0,000887</text:p>
          </table:table-cell>
          <table:table-cell table:formula="of:=[.B7]" office:value-type="float" office:value="0.025063" calcext:value-type="float">
            <text:p>0,0250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9673" calcext:value-type="float">
            <text:p>0,029673</text:p>
          </table:table-cell>
          <table:table-cell/>
          <table:table-cell table:formula="of:=[.B9]" office:value-type="float" office:value="0.023564" calcext:value-type="float">
            <text:p>0,023564</text:p>
          </table:table-cell>
          <table:table-cell table:formula="of:=[.B10]" office:value-type="float" office:value="0.001079" calcext:value-type="float">
            <text:p>0,001079</text:p>
          </table:table-cell>
          <table:table-cell table:formula="of:=[.B11]" office:value-type="float" office:value="0.024657" calcext:value-type="float">
            <text:p>0,024657</text:p>
          </table:table-cell>
        </table:table-row>
        <table:table-row table:style-name="ro1">
          <table:table-cell table:number-columns-repeated="3"/>
          <table:table-cell table:formula="of:=[.B13]" office:value-type="float" office:value="0.04572" calcext:value-type="float">
            <text:p>0,04572</text:p>
          </table:table-cell>
          <table:table-cell table:formula="of:=[.B14]" office:value-type="float" office:value="0.000968" calcext:value-type="float">
            <text:p>0,000968</text:p>
          </table:table-cell>
          <table:table-cell table:formula="of:=[.B15]" office:value-type="float" office:value="0.0467" calcext:value-type="float">
            <text:p>0,046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4161" calcext:value-type="float">
            <text:p>0,024161</text:p>
          </table:table-cell>
          <table:table-cell/>
          <table:table-cell table:formula="of:=[.B17]" office:value-type="float" office:value="0.024996" calcext:value-type="float">
            <text:p>0,024996</text:p>
          </table:table-cell>
          <table:table-cell table:formula="of:=[.B18]" office:value-type="float" office:value="0.00101" calcext:value-type="float">
            <text:p>0,00101</text:p>
          </table:table-cell>
          <table:table-cell table:formula="of:=[.B19]" office:value-type="float" office:value="0.026021" calcext:value-type="float">
            <text:p>0,02602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87" calcext:value-type="float">
            <text:p>0,000887</text:p>
          </table:table-cell>
          <table:table-cell/>
          <table:table-cell table:formula="of:=[.B21]" office:value-type="float" office:value="0.02075" calcext:value-type="float">
            <text:p>0,02075</text:p>
          </table:table-cell>
          <table:table-cell table:formula="of:=[.B22]" office:value-type="float" office:value="0.001034" calcext:value-type="float">
            <text:p>0,001034</text:p>
          </table:table-cell>
          <table:table-cell table:formula="of:=[.B23]" office:value-type="float" office:value="0.021798" calcext:value-type="float">
            <text:p>0,0217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5063" calcext:value-type="float">
            <text:p>0,025063</text:p>
          </table:table-cell>
          <table:table-cell/>
          <table:table-cell table:formula="of:=[.B25]" office:value-type="float" office:value="0.028408" calcext:value-type="float">
            <text:p>0,028408</text:p>
          </table:table-cell>
          <table:table-cell table:formula="of:=[.B26]" office:value-type="float" office:value="0.00098" calcext:value-type="float">
            <text:p>0,00098</text:p>
          </table:table-cell>
          <table:table-cell table:formula="of:=[.B27]" office:value-type="float" office:value="0.029403" calcext:value-type="float">
            <text:p>0,029403</text:p>
          </table:table-cell>
        </table:table-row>
        <table:table-row table:style-name="ro1">
          <table:table-cell table:number-columns-repeated="3"/>
          <table:table-cell table:formula="of:=[.B29]" office:value-type="float" office:value="0.030104" calcext:value-type="float">
            <text:p>0,030104</text:p>
          </table:table-cell>
          <table:table-cell table:formula="of:=[.B30]" office:value-type="float" office:value="0.000987" calcext:value-type="float">
            <text:p>0,000987</text:p>
          </table:table-cell>
          <table:table-cell table:formula="of:=[.B31]" office:value-type="float" office:value="0.031106" calcext:value-type="float">
            <text:p>0,03110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3564" calcext:value-type="float">
            <text:p>0,023564</text:p>
          </table:table-cell>
          <table:table-cell/>
          <table:table-cell table:formula="of:=[.B33]" office:value-type="float" office:value="0.036875" calcext:value-type="float">
            <text:p>0,036875</text:p>
          </table:table-cell>
          <table:table-cell table:formula="of:=[.B34]" office:value-type="float" office:value="0.000903" calcext:value-type="float">
            <text:p>0,000903</text:p>
          </table:table-cell>
          <table:table-cell table:formula="of:=[.B35]" office:value-type="float" office:value="0.037793" calcext:value-type="float">
            <text:p>0,03779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79" calcext:value-type="float">
            <text:p>0,001079</text:p>
          </table:table-cell>
          <table:table-cell/>
          <table:table-cell table:formula="of:=[.B37]" office:value-type="float" office:value="0.039379" calcext:value-type="float">
            <text:p>0,039379</text:p>
          </table:table-cell>
          <table:table-cell table:formula="of:=[.B38]" office:value-type="float" office:value="0.000909" calcext:value-type="float">
            <text:p>0,000909</text:p>
          </table:table-cell>
          <table:table-cell table:formula="of:=[.B39]" office:value-type="float" office:value="0.040302" calcext:value-type="float">
            <text:p>0,04030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4657" calcext:value-type="float">
            <text:p>0,024657</text:p>
          </table:table-cell>
          <table:table-cell/>
          <table:table-cell table:formula="of:=[.B41]" office:value-type="float" office:value="0.019822" calcext:value-type="float">
            <text:p>0,019822</text:p>
          </table:table-cell>
          <table:table-cell table:formula="of:=[.B42]" office:value-type="float" office:value="0.000903" calcext:value-type="float">
            <text:p>0,000903</text:p>
          </table:table-cell>
          <table:table-cell table:formula="of:=[.B43]" office:value-type="float" office:value="0.020742" calcext:value-type="float">
            <text:p>0,0207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4572" calcext:value-type="float">
            <text:p>0,04572</text:p>
          </table:table-cell>
          <table:table-cell/>
          <table:table-cell table:formula="of:=SMALL([.D$1:.D$11];1)" office:value-type="float" office:value="0.019822" calcext:value-type="float">
            <text:p>0,019822</text:p>
          </table:table-cell>
          <table:table-cell table:formula="of:=SMALL([.E$1:.E$11];1)" office:value-type="float" office:value="0.000863" calcext:value-type="float">
            <text:p>0,000863</text:p>
          </table:table-cell>
          <table:table-cell table:formula="of:=SMALL([.F$1:.F$11];1)" office:value-type="float" office:value="0.020742" calcext:value-type="float">
            <text:p>0,02074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68" calcext:value-type="float">
            <text:p>0,000968</text:p>
          </table:table-cell>
          <table:table-cell/>
          <table:table-cell table:formula="of:=SMALL([.D$1:.D$11];2)" office:value-type="float" office:value="0.02075" calcext:value-type="float">
            <text:p>0,02075</text:p>
          </table:table-cell>
          <table:table-cell table:formula="of:=SMALL([.E$1:.E$11];2)" office:value-type="float" office:value="0.000887" calcext:value-type="float">
            <text:p>0,000887</text:p>
          </table:table-cell>
          <table:table-cell table:formula="of:=SMALL([.F$1:.F$11];2)" office:value-type="float" office:value="0.021798" calcext:value-type="float">
            <text:p>0,0217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467" calcext:value-type="float">
            <text:p>0,0467</text:p>
          </table:table-cell>
          <table:table-cell/>
          <table:table-cell table:formula="of:=SMALL([.D$1:.D$11];3)" office:value-type="float" office:value="0.023564" calcext:value-type="float">
            <text:p>0,023564</text:p>
          </table:table-cell>
          <table:table-cell table:formula="of:=SMALL([.E$1:.E$11];3)" office:value-type="float" office:value="0.000903" calcext:value-type="float">
            <text:p>0,000903</text:p>
          </table:table-cell>
          <table:table-cell table:formula="of:=SMALL([.F$1:.F$11];3)" office:value-type="float" office:value="0.024657" calcext:value-type="float">
            <text:p>0,024657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24161" calcext:value-type="float">
            <text:p>0,024161</text:p>
          </table:table-cell>
          <table:table-cell table:formula="of:=SMALL([.E$1:.E$11];4)" office:value-type="float" office:value="0.000903" calcext:value-type="float">
            <text:p>0,000903</text:p>
          </table:table-cell>
          <table:table-cell table:formula="of:=SMALL([.F$1:.F$11];4)" office:value-type="float" office:value="0.025063" calcext:value-type="float">
            <text:p>0,025063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4996" calcext:value-type="float">
            <text:p>0,024996</text:p>
          </table:table-cell>
          <table:table-cell/>
          <table:table-cell table:formula="of:=SMALL([.D$1:.D$11];5)" office:value-type="float" office:value="0.024996" calcext:value-type="float">
            <text:p>0,024996</text:p>
          </table:table-cell>
          <table:table-cell table:formula="of:=SMALL([.E$1:.E$11];5)" office:value-type="float" office:value="0.000909" calcext:value-type="float">
            <text:p>0,000909</text:p>
          </table:table-cell>
          <table:table-cell table:formula="of:=SMALL([.F$1:.F$11];5)" office:value-type="float" office:value="0.026021" calcext:value-type="float">
            <text:p>0,02602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1" calcext:value-type="float">
            <text:p>0,00101</text:p>
          </table:table-cell>
          <table:table-cell/>
          <table:table-cell table:formula="of:=AVERAGE([.D13:.D17])" office:value-type="float" office:value="0.0226586" calcext:value-type="float">
            <text:p>0,0226586</text:p>
          </table:table-cell>
          <table:table-cell table:formula="of:=AVERAGE([.E13:.E17])" office:value-type="float" office:value="0.000893" calcext:value-type="float">
            <text:p>0,000893</text:p>
          </table:table-cell>
          <table:table-cell table:formula="of:=AVERAGE([.F13:.F17])" office:value-type="float" office:value="0.0236562" calcext:value-type="float">
            <text:p>0,023656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6021" calcext:value-type="float">
            <text:p>0,0260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075" calcext:value-type="float">
            <text:p>0,0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34" calcext:value-type="float">
            <text:p>0,001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1798" calcext:value-type="float">
            <text:p>0,02179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8408" calcext:value-type="float">
            <text:p>0,0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8" calcext:value-type="float">
            <text:p>0,00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9403" calcext:value-type="float">
            <text:p>0,02940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30104" calcext:value-type="float">
            <text:p>0,030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87" calcext:value-type="float">
            <text:p>0,000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1106" calcext:value-type="float">
            <text:p>0,0311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36875" calcext:value-type="float">
            <text:p>0,03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03" calcext:value-type="float">
            <text:p>0,000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7793" calcext:value-type="float">
            <text:p>0,0377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39379" calcext:value-type="float">
            <text:p>0,039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09" calcext:value-type="float">
            <text:p>0,000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40302" calcext:value-type="float">
            <text:p>0,04030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9822" calcext:value-type="float">
            <text:p>0,019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03" calcext:value-type="float">
            <text:p>0,000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0742" calcext:value-type="float">
            <text:p>0,0207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028" calcext:value-type="float">
            <text:p>0,0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17" calcext:value-type="float">
            <text:p>0,001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1313" calcext:value-type="float">
            <text:p>0,02131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5616" calcext:value-type="float">
            <text:p>0,02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057" calcext:value-type="float">
            <text:p>0,001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6694" calcext:value-type="float">
            <text:p>0,02669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9543" calcext:value-type="float">
            <text:p>0,019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44" calcext:value-type="float">
            <text:p>0,000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0301" calcext:value-type="float">
            <text:p>0,02030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4682" calcext:value-type="float">
            <text:p>0,024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17" calcext:value-type="float">
            <text:p>0,000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5614" calcext:value-type="float">
            <text:p>0,025614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274214285714286" calcext:value-type="float">
            <text:p>0,027421428571429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956785714285714" calcext:value-type="float">
            <text:p>0,000956785714286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283933571428571" calcext:value-type="float">
            <text:p>0,0283933571428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8:03.8338062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8:08.577363645</dc:date>
    <meta:editing-duration>PT24M9S</meta:editing-duration>
    <meta:editing-cycles>28</meta:editing-cycles>
    <meta:generator>LibreOffice/6.2.5.2$Linux_X86_64 LibreOffice_project/20$Build-2</meta:generator>
    <meta:document-statistic meta:table-count="1" meta:cell-count="144" meta:object-count="0"/>
  </office:meta>
</office:document-meta>
</file>